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8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6.575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8.45cm" fo:min-width="19.675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2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7.25cm" fo:min-width="22.5cm"/>
    </style:style>
    <style:style style:name="gr29" style:family="graphic" style:parent-style-name="objectwithoutfill">
      <style:graphic-properties draw:stroke="solid" draw:fill="none" draw:textarea-vertical-align="middle"/>
    </style:style>
    <style:style style:name="gr3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5cm" fo:min-width="5.1cm"/>
    </style:style>
    <style:style style:name="gr3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034cm" fo:min-width="22.5cm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034cm" fo:min-width="3.9cm"/>
    </style:style>
    <style:style style:name="gr3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18.087cm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4.833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18.006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4.45cm" fo:min-width="3.8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0.034cm" fo:min-width="21.977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422cm" fo:min-width="8.033cm"/>
    </style:style>
    <style:style style:name="gr4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21.912cm"/>
    </style:style>
    <style:style style:name="gr4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4.639cm"/>
    </style:style>
    <style:style style:name="gr4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4.638cm"/>
    </style:style>
    <style:style style:name="gr4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22.01cm"/>
    </style:style>
    <style:style style:name="gr4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2.33cm"/>
    </style:style>
    <style:style style:name="gr4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8.27cm"/>
    </style:style>
    <style:style style:name="gr4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45cm" fo:min-width="8.757cm"/>
    </style:style>
    <style:style style:name="gr4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7.945cm"/>
    </style:style>
    <style:style style:name="gr5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5.25cm" fo:min-width="3.8cm"/>
    </style:style>
    <style:style style:name="gr51" style:family="graphic" style:parent-style-name="standard">
      <style:graphic-properties draw:stroke="solid" draw:stroke-dash="Ultrafine_20_Dashed" svg:stroke-color="#000000" svg:stroke-opacity="100%" draw:fill-color="#ffffff" draw:textarea-horizontal-align="justify" draw:textarea-vertical-align="middle" draw:auto-grow-height="false" fo:min-height="0.842cm" fo:min-width="1.3cm"/>
    </style:style>
    <style:style style:name="gr5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6cm"/>
    </style:style>
    <style:style style:name="gr5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142cm" fo:min-width="21.8cm"/>
    </style:style>
    <style:style style:name="gr5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046cm" fo:min-width="0.8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P10" style:family="paragraph">
      <style:paragraph-properties fo:text-align="end"/>
    </style:style>
    <style:style style:name="P11" style:family="paragraph">
      <loext:graphic-properties draw:fill-color="#ffffff"/>
      <style:paragraph-properties fo:text-align="end"/>
    </style:style>
    <style:style style:name="P1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custom-shape draw:style-name="gr4" draw:text-style-name="P6" draw:layer="layout" svg:width="11.1cm" svg:height="6.4cm" svg:x="2.4cm" svg:y="7cm">
          <text:p text:style-name="P5">About Text</text:p>
          <text:p text:style-name="P5">------------------------------------------------</text:p>
          <text:p text:style-name="P5">-----------------------------------------------</text:p>
          <text:p text:style-name="P5">--------------------------------------------------</text:p>
          <text:p text:style-name="P5">--------------------------------------------------</text:p>
          <text:p text:style-name="P5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8.7cm" svg:y1="14.5cm" svg:x2="14.8cm" svg:y2="6cm">
            <text:p/>
          </draw:line>
          <draw:line draw:style-name="gr3" draw:text-style-name="P4" draw:layer="layout" svg:x1="14.808cm" svg:y1="14.513cm" svg:x2="28.692cm" svg:y2="5.987cm">
            <text:p/>
          </draw:line>
        </draw:g>
        <draw:g>
          <draw:custom-shape draw:style-name="gr6" draw:text-style-name="P3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9.3cm" svg:y1="20.892cm" svg:x2="2.8cm" svg:y2="15.508cm">
            <text:p/>
          </draw:line>
          <draw:line draw:style-name="gr3" draw:text-style-name="P4" draw:layer="layout" svg:x1="2.804cm" svg:y1="20.9cm" svg:x2="9.297cm" svg:y2="15.5cm">
            <text:p/>
          </draw:line>
        </draw:g>
        <draw:g>
          <draw:custom-shape draw:style-name="gr6" draw:text-style-name="P3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cm" svg:y1="20.892cm" svg:x2="11.5cm" svg:y2="15.508cm">
            <text:p/>
          </draw:line>
          <draw:line draw:style-name="gr3" draw:text-style-name="P4" draw:layer="layout" svg:x1="11.504cm" svg:y1="20.9cm" svg:x2="17.997cm" svg:y2="15.5cm">
            <text:p/>
          </draw:line>
        </draw:g>
        <draw:g>
          <draw:custom-shape draw:style-name="gr6" draw:text-style-name="P3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6.7cm" svg:y1="20.892cm" svg:x2="20.2cm" svg:y2="15.508cm">
            <text:p/>
          </draw:line>
          <draw:line draw:style-name="gr3" draw:text-style-name="P4" draw:layer="layout" svg:x1="20.204cm" svg:y1="20.9cm" svg:x2="26.697cm" svg:y2="15.5cm">
            <text:p/>
          </draw:line>
        </draw:g>
        <draw:custom-shape draw:style-name="gr5" draw:text-style-name="P3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8" draw:text-style-name="P7" draw:layer="layout" svg:width="14cm" svg:height="1.1cm" svg:x="7.659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</draw:page>
      <draw:page draw:name="Add To Site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8cm" svg:height="4.6cm" svg:x="2.95cm" svg:y="5.8cm">
          <text:p text:style-name="P5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and edit Travel Agent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3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7.075cm" svg:height="1.3cm" svg:x="8.125cm" svg:y="6.7cm">
            <text:p text:style-name="P1">New / Edit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10.8cm" svg:height="1.3cm" svg:x="9.375cm" svg:y="10.3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10.9cm" svg:height="4.8cm" svg:x="9.375cm" svg:y="14.1cm">
            <text:p text:style-name="P5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0.7cm" svg:height="1.3cm" svg:x="9.375cm" svg:y="21.2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g>
          <draw:custom-shape draw:style-name="gr17" draw:text-style-name="P3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8.125cm" svg:y="6.7cm">
            <text:p text:style-name="P1">New / Edit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10.8cm" svg:height="1.3cm" svg:x="9.375cm" svg:y="10.3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10.9cm" svg:height="4.8cm" svg:x="9.375cm" svg:y="15.7cm">
            <text:p text:style-name="P5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6.3cm" svg:height="1.3cm" svg:x="12.375cm" svg:y="12.3cm">
            <text:p text:style-name="P5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0.7cm" svg:height="1.3cm" svg:x="9.375cm" svg:y="25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g>
          <draw:custom-shape draw:style-name="gr23" draw:text-style-name="P3" draw:layer="layout" svg:width="20.175cm" svg:height="18.7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9.225cm" svg:height="1.3cm" svg:x="4.763cm" svg:y="6.7cm">
            <text:p text:style-name="P1">New / Edit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6" draw:layer="layout" svg:width="23cm" svg:height="7.5cm" svg:x="3.4cm" svg:y="6.3cm">
            <text:p text:style-name="P5"><text:s text:c="39"/>Travel agent name</text:p>
            <text:p text:style-name="P5"><text:s text:c="39"/>Description 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3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9.95cm" svg:y1="11.692cm" svg:x2="3.45cm" svg:y2="6.308cm">
              <text:p/>
            </draw:line>
            <draw:line draw:style-name="gr3" draw:text-style-name="P4" draw:layer="layout" svg:x1="3.454cm" svg:y1="11.7cm" svg:x2="9.947cm" svg:y2="6.3cm">
              <text:p/>
            </draw:line>
          </draw:g>
          <draw:line draw:style-name="gr29" draw:text-style-name="P4" draw:layer="layout" svg:x1="1.95cm" svg:y1="15.7cm" svg:x2="27.75cm" svg:y2="15.7cm">
            <text:p/>
          </draw:line>
          <draw:custom-shape draw:style-name="gr30" draw:text-style-name="P6" draw:layer="layout" svg:width="5.6cm" svg:height="1.1cm" svg:x="3.5cm" svg:y="14.1cm">
            <text:p text:style-name="P5">View travel ag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6" draw:layer="layout" svg:width="23cm" svg:height="7.5cm" svg:x="3.4cm" svg:y="17cm">
            <text:p text:style-name="P5"><text:s text:c="39"/>Travel agent name</text:p>
            <text:p text:style-name="P5"><text:s text:c="39"/>Description 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3" draw:layer="layout" svg:width="6.5cm" svg:height="5.384cm" svg:x="3.45cm" svg:y="17.00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9.95cm" svg:y1="22.392cm" svg:x2="3.45cm" svg:y2="17.008cm">
              <text:p/>
            </draw:line>
            <draw:line draw:style-name="gr3" draw:text-style-name="P4" draw:layer="layout" svg:x1="3.454cm" svg:y1="22.4cm" svg:x2="9.947cm" svg:y2="17cm">
              <text:p/>
            </draw:line>
          </draw:g>
          <draw:line draw:style-name="gr29" draw:text-style-name="P4" draw:layer="layout" svg:x1="1.95cm" svg:y1="26.4cm" svg:x2="27.75cm" svg:y2="26.4cm">
            <text:p/>
          </draw:line>
          <draw:custom-shape draw:style-name="gr30" draw:text-style-name="P6" draw:layer="layout" svg:width="5.6cm" svg:height="1.1cm" svg:x="3.5cm" svg:y="24.8cm">
            <text:p text:style-name="P5">View travel agent</text:p>
            <draw:enhanced-geometry svg:viewBox="0 0 21600 21600" draw:type="rectangle" draw:enhanced-path="M 0 0 L 21600 0 21600 21600 0 21600 0 0 Z N"/>
          </draw:custom-shape>
        </draw:g>
      </draw:page>
      <draw:page draw:name="Show Travel Agent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6.5cm" svg:height="5.384cm" svg:x="3.45cm" svg:y="6.3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9.95cm" svg:y1="11.692cm" svg:x2="3.45cm" svg:y2="6.308cm">
            <text:p/>
          </draw:line>
          <draw:line draw:style-name="gr3" draw:text-style-name="P4" draw:layer="layout" svg:x1="3.454cm" svg:y1="11.7cm" svg:x2="9.947cm" svg:y2="6.3cm">
            <text:p/>
          </draw:line>
        </draw:g>
        <draw:custom-shape draw:style-name="gr31" draw:text-style-name="P6" draw:layer="layout" svg:width="23cm" svg:height="8.284cm" svg:x="3.6cm" svg:y="12.416cm">
          <text:p text:style-name="P5">Travel agent name</text:p>
          <text:p text:style-name="P5">Description 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5.277cm" svg:height="1.093cm" svg:x="15.25cm" svg:y="8.208cm">
          <text:p text:style-name="P1">All Holiday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5.268cm" svg:height="1.091cm" svg:x="15.25cm" svg:y="9.909cm">
          <text:p text:style-name="P1">By 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5.268cm" svg:height="1.091cm" svg:x="21.082cm" svg:y="8.2cm">
          <text:p text:style-name="P1">By 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5.268cm" svg:height="1.091cm" svg:x="21.073cm" svg:y="9.909cm">
          <text:p text:style-name="P1">By Count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15.8cm" svg:height="1.092cm" svg:x="10.55cm" svg:y="6.408cm">
          <text:p text:style-name="P1">View offers from &lt;agent name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4.4cm" svg:height="2.8cm" svg:x="10.45cm" svg:y="8.2cm">
          <text:p text:style-name="P1">Deals</text:p>
          <text:p text:style-name="P1">Availa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4cm" svg:height="1.284cm" svg:x="22.2cm" svg:y="21.416cm">
          <text:p text:style-name="P10">Edit <text:s text:c="2"/>Delete</text:p>
          <draw:enhanced-geometry svg:viewBox="0 0 21600 21600" draw:type="rectangle" draw:enhanced-path="M 0 0 L 21600 0 21600 21600 0 21600 0 0 Z N"/>
        </draw:custom-shape>
      </draw:page>
      <draw:page draw:name="view hotel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6" draw:text-style-name="P6" draw:layer="layout" svg:width="18.587cm" svg:height="8.784cm" svg:x="7.91cm" svg:y="9.955cm">
            <text:p text:style-name="P5">Description</text:p>
            <text:p text:style-name="P5">------------------------------------------------------------</text:p>
            <text:p text:style-name="P5">----------------------------------------------------------</text:p>
            <text:p text:style-name="P5">---------------------------------------------------------</text:p>
            <text:p text:style-name="P5">----------------------------------------------------------</text:p>
            <text:p text:style-name="P5">-----------------------------------------------------------</text:p>
            <text:p text:style-name="P5">-----------------------------------------------------------</text:p>
            <text:p text:style-name="P5">------------------------------------------------------------</text:p>
            <text:p text:style-name="P5">-----------------------------------------------------------</text:p>
            <text:p text:style-name="P5">-----------------------------------------------------------------------------------</text:p>
            <text:p text:style-name="P5">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7" draw:text-style-name="P3" draw:layer="layout" svg:width="5.333cm" svg:height="6.38cm" svg:x="21.164cm" svg:y="9.9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4" draw:layer="layout" svg:x1="26.498cm" svg:y1="16.329cm" svg:x2="21.164cm" svg:y2="9.948cm">
              <text:p/>
            </draw:line>
            <draw:line draw:style-name="gr3" draw:text-style-name="P4" draw:layer="layout" svg:x1="21.167cm" svg:y1="16.339cm" svg:x2="26.495cm" svg:y2="9.939cm">
              <text:p/>
            </draw:line>
          </draw:g>
          <draw:line draw:style-name="gr29" draw:text-style-name="P4" draw:layer="layout" svg:x1="6.9cm" svg:y1="21.439cm" svg:x2="27.75cm" svg:y2="21.439cm">
            <text:p/>
          </draw:line>
          <draw:custom-shape draw:style-name="gr38" draw:text-style-name="P3" draw:layer="layout" svg:width="18.506cm" svg:height="1.9cm" svg:x="7.991cm" svg:y="7.539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" draw:layer="layout" svg:width="15.8cm" svg:height="1.092cm" svg:x="9.6cm" svg:y="19.508cm">
            <text:p text:style-name="P1">View more about hotel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9" draw:text-style-name="P6" draw:layer="layout" svg:width="4.3cm" svg:height="4.7cm" svg:x="1.8cm" svg:y="6.5cm">
          <text:p text:style-name="P5">Sort By:</text:p>
          <text:p text:style-name="P5">Hotel Name</text:p>
          <text:p text:style-name="P5">City</text:p>
          <text:p text:style-name="P5">Country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Show Hotel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</text:span><text:span text:style-name="T1">iki </text:span><text:span text:style-name="T1">H</text:span><text:span text:style-name="T1">oli</text:span><text:span text:style-name="T1">d</text:span><text:span text:style-name="T1">a</text:span><text:span text:style-name="T1">y</text:span></text:p>
          <draw:enhanced-geometry svg:viewBox="0 0 21600 21600" draw:type="rectangle" draw:enhanced-path="M 0 0 L 21600 0 21600 21600 0 21600 0 0 Z N"/>
        </draw:custom-shape>
        <draw:g>
          <draw:custom-shape draw:style-name="gr40" draw:text-style-name="P6" draw:layer="layout" svg:width="22.477cm" svg:height="10.284cm" svg:x="3.723cm" svg:y="11.016cm">
            <text:p text:style-name="P5">Description</text:p>
            <text:p text:style-name="P5">------------------------------------------------------------</text:p>
            <text:p text:style-name="P5">----------------------------------------------------------</text:p>
            <text:p text:style-name="P5">---------------------------------------------------------</text:p>
            <text:p text:style-name="P5">----------------------------------------------------------</text:p>
            <text:p text:style-name="P5">-----------------------------------------------------------</text:p>
            <text:p text:style-name="P5">-----------------------------------------------------------</text:p>
            <text:p text:style-name="P5">------------------------------------------------------------</text:p>
            <text:p text:style-name="P5">-----------------------------------------------------------</text:p>
            <text:p text:style-name="P5">----------------------------------------------------------</text:p>
            <text:p text:style-name="P5">----------------------------------------------------------</text:p>
            <text:p text:style-name="P5">----------------------------------------------------------</text:p>
            <text:p text:style-name="P5">-----------------------------------------------------------------------------------</text:p>
            <text:p text:style-name="P5">--------------------------------------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1" draw:text-style-name="P3" draw:layer="layout" svg:width="8.533cm" svg:height="8.672cm" svg:x="17.7cm" svg:y="11.0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4" draw:layer="layout" svg:x1="26.234cm" svg:y1="19.686cm" svg:x2="17.7cm" svg:y2="11.012cm">
              <text:p/>
            </draw:line>
            <draw:line draw:style-name="gr3" draw:text-style-name="P4" draw:layer="layout" svg:x1="17.705cm" svg:y1="19.7cm" svg:x2="26.229cm" svg:y2="11cm">
              <text:p/>
            </draw:line>
          </draw:g>
          <draw:custom-shape draw:style-name="gr42" draw:text-style-name="P3" draw:layer="layout" svg:width="22.412cm" svg:height="1.9cm" svg:x="3.821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5.139cm" svg:height="1.092cm" svg:x="9.162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5.138cm" svg:height="1.092cm" svg:x="15.285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6" draw:layer="layout" svg:width="22.51cm" svg:height="2.084cm" svg:x="3.723cm" svg:y="22.116cm">
            <text:p text:style-name="P5">Services 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1" draw:layer="layout" svg:width="4.4cm" svg:height="1.284cm" svg:x="21.9cm" svg:y="24.816cm">
          <text:p text:style-name="P10">Edit <text:s text:c="2"/>Delete</text:p>
          <draw:enhanced-geometry svg:viewBox="0 0 21600 21600" draw:type="rectangle" draw:enhanced-path="M 0 0 L 21600 0 21600 21600 0 21600 0 0 Z N"/>
        </draw:custom-shape>
      </draw:page>
      <draw:page draw:name="view holiday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2.83cm" svg:height="1.092cm" svg:x="10.901cm" svg:y="31.3cm">
          <text:p text:style-name="P1">Repeat for all holiday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7" draw:text-style-name="P3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16.286cm" svg:x2="7.896cm" svg:y2="6.515cm">
              <text:p/>
            </draw:line>
            <draw:line draw:style-name="gr3" draw:text-style-name="P4" draw:layer="layout" svg:x1="7.902cm" svg:y1="16.3cm" svg:x2="16.662cm" svg:y2="6.5cm">
              <text:p/>
            </draw:line>
          </draw:g>
          <draw:line draw:style-name="gr29" draw:text-style-name="P4" draw:layer="layout" svg:x1="6.8cm" svg:y1="17.8cm" svg:x2="27.75cm" svg:y2="17.8cm">
            <text:p/>
          </draw:line>
          <draw:custom-shape draw:style-name="gr48" draw:text-style-name="P12" draw:layer="layout" svg:width="9.257cm" svg:height="1.7cm" svg:x="17.397cm" svg:y="7.2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9.6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1.3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2.8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4.4cm">
            <text:p text:style-name="P1">View Detail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6" draw:layer="layout" svg:width="4.3cm" svg:height="5.5cm" svg:x="1.8cm" svg:y="6.5cm">
          <text:p text:style-name="P5">Sort By:</text:p>
          <text:p text:style-name="P5">Price</text:p>
          <text:p text:style-name="P5">Hotel </text:p>
          <text:p text:style-name="P5">Deals</text:p>
          <text:p text:style-name="P5">nigh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" draw:layer="layout" svg:width="1.8cm" svg:height="1.092cm" svg:x="2cm" svg:y="10.4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7" draw:text-style-name="P3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28.786cm" svg:x2="7.896cm" svg:y2="19.015cm">
              <text:p/>
            </draw:line>
            <draw:line draw:style-name="gr3" draw:text-style-name="P4" draw:layer="layout" svg:x1="7.902cm" svg:y1="28.8cm" svg:x2="16.662cm" svg:y2="19cm">
              <text:p/>
            </draw:line>
          </draw:g>
          <draw:line draw:style-name="gr29" draw:text-style-name="P4" draw:layer="layout" svg:x1="6.8cm" svg:y1="30.3cm" svg:x2="27.75cm" svg:y2="30.3cm">
            <text:p/>
          </draw:line>
          <draw:custom-shape draw:style-name="gr48" draw:text-style-name="P12" draw:layer="layout" svg:width="9.257cm" svg:height="1.7cm" svg:x="17.397cm" svg:y="19.7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2.1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3.8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5.3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6.9cm">
            <text:p text:style-name="P1">View Detail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Show Holiday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/><text:s text:c="2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</text:span><text:span text:style-name="T1">Holida</text:span><text:span text:style-name="T1">y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8.77cm" svg:height="9.77cm" svg:x="3.896cm" svg:y="6.51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2.666cm" svg:y1="16.286cm" svg:x2="3.896cm" svg:y2="6.515cm">
            <text:p/>
          </draw:line>
          <draw:line draw:style-name="gr3" draw:text-style-name="P4" draw:layer="layout" svg:x1="3.902cm" svg:y1="16.3cm" svg:x2="12.662cm" svg:y2="6.5cm">
            <text:p/>
          </draw:line>
        </draw:g>
        <draw:custom-shape draw:style-name="gr48" draw:text-style-name="P12" draw:layer="layout" svg:width="9.257cm" svg:height="1.7cm" svg:x="15.797cm" svg:y="6.6cm">
          <text:p text:style-name="P1">Hotel Name: (stars)</text:p>
          <text:p text:style-name="P1">City - Count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draw:layer="layout" svg:width="8.445cm" svg:height="1.092cm" svg:x="16.155cm" svg:y="10.8cm">
          <text:p text:style-name="P1">Price: £000.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draw:layer="layout" svg:width="8.445cm" svg:height="1.092cm" svg:x="16.155cm" svg:y="12.5cm">
          <text:p text:style-name="P1">Deal: 10% Off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draw:layer="layout" svg:width="8.445cm" svg:height="1.092cm" svg:x="16.155cm" svg:y="14cm">
          <text:p text:style-name="P1">Number of nigh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2" draw:text-style-name="P3" draw:layer="layout" svg:width="6.5cm" svg:height="1.092cm" svg:x="3.7cm" svg:y="17.508cm">
            <text:p text:style-name="P1">Hotel 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" draw:layer="layout" svg:width="22.3cm" svg:height="3.392cm" svg:x="3.7cm" svg:y="18.608cm">
            <text:p text:style-name="P5">description -------------------------------------------------------------------------------</text:p>
            <text:p text:style-name="P5">-------------------------------------------------------------------------------------------------------</text:p>
            <text:p text:style-name="P5">------------------------------------------------------------------------------------------------------</text:p>
            <text:p text:style-name="P5">--------------------------------------------------------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" draw:layer="layout" svg:width="6.5cm" svg:height="1.092cm" svg:x="3.7cm" svg:y="22.708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" draw:layer="layout" svg:width="22.3cm" svg:height="3.392cm" svg:x="3.7cm" svg:y="23.808cm">
            <text:p text:style-name="P5">description -------------------------------------------------------------------------------</text:p>
            <text:p text:style-name="P5">-------------------------------------------------------------------------------------------------------</text:p>
            <text:p text:style-name="P5">------------------------------------------------------------------------------------------------------</text:p>
            <text:p text:style-name="P5">--------------------------------------------------------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" draw:layer="layout" svg:width="6.5cm" svg:height="1.092cm" svg:x="3.7cm" svg:y="28.108cm">
            <text:p text:style-name="P1">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" draw:layer="layout" svg:width="22.3cm" svg:height="3.392cm" svg:x="3.7cm" svg:y="29.208cm">
            <text:p text:style-name="P5">description -------------------------------------------------------------------------------</text:p>
            <text:p text:style-name="P5">-------------------------------------------------------------------------------------------------------</text:p>
            <text:p text:style-name="P5">------------------------------------------------------------------------------------------------------</text:p>
            <text:p text:style-name="P5">--------------------------------------------------------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5" draw:text-style-name="P11" draw:layer="layout" svg:width="4.4cm" svg:height="1.284cm" svg:x="21.7cm" svg:y="33.916cm">
          <text:p text:style-name="P10">Edit <text:s text:c="2"/>Delete</text:p>
          <draw:enhanced-geometry svg:viewBox="0 0 21600 21600" draw:type="rectangle" draw:enhanced-path="M 0 0 L 21600 0 21600 21600 0 21600 0 0 Z N"/>
        </draw:custom-shape>
        <draw:g>
          <draw:custom-shape draw:style-name="gr54" draw:text-style-name="P3" draw:layer="layout" svg:width="1.3cm" svg:height="1.296cm" svg:x="16.2cm" svg:y="8.8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7.5cm" svg:y1="10.098cm" svg:x2="16.2cm" svg:y2="8.802cm">
            <text:p/>
          </draw:line>
          <draw:line draw:style-name="gr3" draw:text-style-name="P4" draw:layer="layout" svg:x1="16.201cm" svg:y1="10.1cm" svg:x2="17.5cm" svg:y2="8.8cm">
            <text:p/>
          </draw:line>
        </draw:g>
        <draw:custom-shape draw:style-name="gr52" draw:text-style-name="P3" draw:layer="layout" svg:width="6.5cm" svg:height="1.092cm" svg:x="17.8cm" svg:y="8.908cm">
          <text:p text:style-name="P1">Travel Agent Name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Deals page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/><text:s text:c="2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2.83cm" svg:height="1.092cm" svg:x="10.901cm" svg:y="31.3cm">
          <text:p text:style-name="P1">Repeat for all Dea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7" draw:text-style-name="P3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16.286cm" svg:x2="7.896cm" svg:y2="6.515cm">
              <text:p/>
            </draw:line>
            <draw:line draw:style-name="gr3" draw:text-style-name="P4" draw:layer="layout" svg:x1="7.902cm" svg:y1="16.3cm" svg:x2="16.662cm" svg:y2="6.5cm">
              <text:p/>
            </draw:line>
          </draw:g>
          <draw:line draw:style-name="gr29" draw:text-style-name="P4" draw:layer="layout" svg:x1="6.8cm" svg:y1="17.8cm" svg:x2="27.75cm" svg:y2="17.8cm">
            <text:p/>
          </draw:line>
          <draw:custom-shape draw:style-name="gr48" draw:text-style-name="P12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3.8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5.2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9" draw:text-style-name="P6" draw:layer="layout" svg:width="4.3cm" svg:height="4.7cm" svg:x="1.8cm" svg:y="6.5cm">
          <text:p text:style-name="P5">Sort By:</text:p>
          <text:p text:style-name="P5">Price </text:p>
          <text:p text:style-name="P5">Nights</text:p>
          <text:p text:style-name="P5">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" draw:layer="layout" svg:width="1.8cm" svg:height="1.092cm" svg:x="2cm" svg:y="9.8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7" draw:text-style-name="P3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28.786cm" svg:x2="7.896cm" svg:y2="19.015cm">
              <text:p/>
            </draw:line>
            <draw:line draw:style-name="gr3" draw:text-style-name="P4" draw:layer="layout" svg:x1="7.902cm" svg:y1="28.8cm" svg:x2="16.662cm" svg:y2="19cm">
              <text:p/>
            </draw:line>
          </draw:g>
          <draw:line draw:style-name="gr29" draw:text-style-name="P4" draw:layer="layout" svg:x1="6.8cm" svg:y1="30.3cm" svg:x2="27.75cm" svg:y2="30.3cm">
            <text:p/>
          </draw:line>
          <draw:custom-shape draw:style-name="gr48" draw:text-style-name="P12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3.2cm">
            <text:p text:style-name="P1">Deal: 3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6.3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7.7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8T14:39:35.426316000</dc:date>
    <meta:editing-duration>PT21H30M46S</meta:editing-duration>
    <meta:editing-cycles>84</meta:editing-cycles>
    <meta:generator>LibreOffice/5.2.6.2$MacOSX_X86_64 LibreOffice_project/a3100ed2409ebf1c212f5048fbe377c281438fdc</meta:generator>
    <meta:print-date>2017-06-15T20:49:22.054798000</meta:print-date>
    <meta:document-statistic meta:object-count="276"/>
  </office:meta>
</office:document-meta>
</file>